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Judgement Day (2013 film)</text:p>
      <text:p text:style-name="Preformatted_20_Text">From Wikipedia, the free encyclopedia</text:p>
      <text:p text:style-name="Preformatted_20_Text">https://en.wikipedia.org/wiki/Judgement_Day_%282013_film%29</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Judgement Day (2013 film)</text:p>
      <text:p text:style-name="Preformatted_20_Text"><text:s text:c="4"/>• Judgement Day (Chinese: 世界末日) is a 2013 Singaporean comedy-drama disaster film written and directed by Ong Kuo Sin and produced by Mark Lee.</text:p>
      <text:p text:style-name="Preformatted_20_Text"><text:s text:c="4"/>• Judgement Day marks John Cheng's final feature film role before his death on January 21, 2013.</text:p>
      <text:p text:style-name="Preformatted_20_Text"><text:s text:c="4"/>• It was released on April 18, 2013.</text:p>
      <text:p text:style-name="Preformatted_20_Text">Judgement Day (Chinese: 世界末日) is a 2013 Singaporean comedy-drama disaster film written and directed by Ong Kuo Sin and produced by Mark Lee. Starring an ensemble cast, the film follows various characters from different backgrounds confessing to their wrongdoings and revealing their biggest secrets just 72 hours from what is believed to be "Judgement Day". It was released on April 18, 2013. Judgement Day marks John Cheng's final feature film role before his death on January 21, 2013.</text:p>
      <text:p text:style-name="Preformatted_20_Text">Plot</text:p>
      <text:p text:style-name="Preformatted_20_Text"><text:s text:c="4"/>• With about 72 hours left to spend before "Judgement Day" supposedly arrives, various individuals start spilling out their greatest secrets.</text:p>
      <text:p text:style-name="Preformatted_20_Text">With about 72 hours left to spend before "Judgement Day" supposedly arrives, various individuals start spilling out their greatest secrets.</text:p>
      <text:p text:style-name="Preformatted_20_Text">Cast</text:p>
      <text:p text:style-name="Preformatted_20_Text"><text:s text:c="4"/>• Mark Lee as a police officer.</text:p>
      <text:p text:style-name="Preformatted_20_Text">Mark Lee as a police officer.</text:p>
      <text:p text:style-name="Preformatted_20_Text">Henry Thia as Liu Fu An, a man who decides to change his gender.</text:p>
      <text:p text:style-name="Preformatted_20_Text">Chua En Lai as Richard</text:p>
      <text:p text:style-name="Preformatted_20_Text">Rebecca Lim as Rebecca, Richard's girlfriend</text:p>
      <text:p text:style-name="Preformatted_20_Text">Guo Liang</text:p>
      <text:p text:style-name="Preformatted_20_Text">Edwin Goh</text:p>
      <text:p text:style-name="Preformatted_20_Text">Julie Tan as Xiao Lu, a prostitute with AIDS</text:p>
      <text:p text:style-name="Preformatted_20_Text">Sebestian Tan as a car salesman.</text:p>
      <text:p text:style-name="Preformatted_20_Text">Tender Huang as Taiwanese man</text:p>
      <text:p text:style-name="Preformatted_20_Text"><text:soft-page-break/>Ko Chia-yen as Li Shuzhen</text:p>
      <text:p text:style-name="Preformatted_20_Text">John Cheng as medium Uncle Jiu.</text:p>
      <text:p text:style-name="Preformatted_20_Text">Adrian Pang as Prime Minister Dr Ang</text:p>
      <text:p text:style-name="Preformatted_20_Text">Release</text:p>
      <text:p text:style-name="Preformatted_20_Text"><text:s text:c="4"/>• The original release date in Singapore was put forth as "May 2013" in an earlier teaser poster; this has since been changed to April 18, 2013.</text:p>
      <text:p text:style-name="Preformatted_20_Text">The original release date in Singapore was put forth as "May 2013" in an earlier teaser poster; this has since been changed to April 18, 2013.</text:p>
      <text:p text:style-name="Preformatted_20_Text">References</text:p>
      <text:p text:style-name="Preformatted_20_Text">External links</text:p>
      <text:p text:style-name="Preformatted_20_Text"><text:s text:c="4"/>• Official page on Facebook</text:p>
      <text:p text:style-name="Preformatted_20_Text">Official page on Face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4" meta:word-count="344" meta:character-count="2133" meta:non-whitespace-character-count="1803"/>
    <meta:generator>LibreOffice/6.0.7.3$Linux_X86_64 LibreOffice_project/00m0$Build-3</meta:generator>
  </office:meta>
</office:document-meta>
</file>